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cm" svg:stroke-color="#0084d1" draw:marker-start-width="0.415cm" draw:marker-end-width="0.415cm" draw:fill="none" draw:textarea-horizontal-align="justify" draw:textarea-vertical-align="middle" draw:auto-grow-height="false" fo:min-height="0.83cm" fo:min-width="9.38cm" fo:padding-top="0.16cm" fo:padding-bottom="0.16cm" fo:padding-left="0.285cm" fo:padding-right="0.285cm"/>
    </style:style>
    <style:style style:name="gr2" style:family="graphic" style:parent-style-name="standard">
      <style:graphic-properties svg:stroke-width="0.07cm" svg:stroke-color="#579d1c" draw:marker-start-width="0.415cm" draw:marker-end-width="0.415cm" draw:fill="none" draw:textarea-horizontal-align="justify" draw:textarea-vertical-align="middle" draw:auto-grow-height="false" fo:min-height="1.596cm" fo:min-width="2.346cm" fo:padding-top="0.16cm" fo:padding-bottom="0.16cm" fo:padding-left="0.285cm" fo:padding-right="0.285cm"/>
    </style:style>
    <style:style style:name="gr3" style:family="graphic" style:parent-style-name="standard" style:list-style-name="L1">
      <style:graphic-properties svg:stroke-width="0.07cm" svg:stroke-color="#579d1c" draw:marker-start-width="0.415cm" draw:marker-end-width="0.415cm" draw:fill="none" draw:textarea-horizontal-align="justify" draw:textarea-vertical-align="middle" draw:auto-grow-height="false" fo:min-height="1.596cm" fo:min-width="2.346cm" fo:padding-top="0.16cm" fo:padding-bottom="0.16cm" fo:padding-left="0.285cm" fo:padding-right="0.285cm"/>
    </style:style>
    <style:style style:name="gr4" style:family="graphic" style:parent-style-name="standard">
      <style:graphic-properties svg:stroke-width="0.07cm" svg:stroke-color="#808080" draw:marker-start-width="0.415cm" draw:marker-end-width="0.415cm" draw:fill="none" draw:textarea-horizontal-align="justify" draw:textarea-vertical-align="bottom" draw:auto-grow-height="false" fo:min-height="5.044cm" fo:min-width="9.594cm" fo:padding-top="0.16cm" fo:padding-bottom="0.16cm" fo:padding-left="0.285cm" fo:padding-right="0.285cm" text:animation-delay="P0D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Hack" fo:font-size="18pt" style:font-size-asian="18pt" style:font-size-complex="18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font-name="Hack" fo:font-size="18pt" style:font-size-asian="18pt" style:font-size-complex="18pt"/>
    </style:style>
    <style:style style:name="P5" style:family="paragraph">
      <style:paragraph-properties fo:text-align="center"/>
      <style:text-properties fo:color="#808080"/>
    </style:style>
    <style:style style:name="P6" style:family="paragraph">
      <loext:graphic-properties draw:fill="none"/>
      <style:paragraph-properties fo:text-align="center"/>
      <style:text-properties fo:color="#808080" style:font-name="Hack" fo:font-size="18pt" style:font-size-asian="18pt" style:font-size-complex="18pt"/>
    </style:style>
    <style:style style:name="T1" style:family="text">
      <style:text-properties style:font-name="Hack" fo:font-size="18pt" style:font-size-asian="18pt" style:font-size-complex="18pt"/>
    </style:style>
    <style:style style:name="T2" style:family="text">
      <style:text-properties style:font-name="Hack" fo:font-size="16pt" style:font-size-asian="16pt" style:font-size-complex="16pt"/>
    </style:style>
    <style:style style:name="T3" style:family="text">
      <style:text-properties style:font-name="Hack" fo:font-size="11pt" style:font-size-asian="11pt" style:font-size-complex="11pt"/>
    </style:style>
    <style:style style:name="T4" style:family="text">
      <style:text-properties fo:color="#808080" style:font-name="Hack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0cm" svg:height="1.2cm" svg:x="0.4cm" svg:y="2.6cm">
          <text:p text:style-name="P1"><text:span text:style-name="T1">commu</text:span><text:span text:style-name="T1">tateu</text:span><text:span text:style-name="T1">r </text:span><text:span text:style-name="T1">dsw-</text:span><text:span text:style-name="T1">host</text:span></text:p>
          <draw:enhanced-geometry svg:viewBox="0 0 21600 21600" draw:path-stretchpoint-x="10800" draw:path-stretchpoint-y="10800" draw:text-areas="?f3 ?f4 ?f5 ?f6" draw:type="round-rectangle" draw:modifiers="1560.381644706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cm" svg:height="2cm" svg:x="0.6cm" svg:y="0.2cm">
          <text:p text:style-name="P1"><text:span text:style-name="T2">R1</text:span></text:p>
          <text:p text:style-name="P1"><text:span text:style-name="T3">machine</text:span></text:p>
          <text:p text:style-name="P1"><text:span text:style-name="T3">virtuelle</text:span></text:p>
          <draw:enhanced-geometry svg:viewBox="0 0 21600 21600" draw:path-stretchpoint-x="10800" draw:path-stretchpoint-y="10800" draw:text-areas="?f3 ?f4 ?f5 ?f6" draw:type="round-rectangle" draw:modifiers="1560.381644706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2cm" svg:x="7.2cm" svg:y="0.2cm">
          <text:p text:style-name="P3"><text:span text:style-name="T2">R3</text:span></text:p>
          <text:p text:style-name="P3"><text:span text:style-name="T3">machine</text:span></text:p>
          <text:p text:style-name="P1"><text:span text:style-name="T3">virtuelle</text:span></text:p>
          <draw:enhanced-geometry svg:viewBox="0 0 21600 21600" draw:path-stretchpoint-x="10800" draw:path-stretchpoint-y="10800" draw:text-areas="?f3 ?f4 ?f5 ?f6" draw:type="round-rectangle" draw:modifiers="1560.381644706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0.4cm" svg:height="5.6cm" svg:x="0.2cm" svg:y="-0.6cm">
          <text:p text:style-name="P5"><text:span text:style-name="T4">sys</text:span><text:span text:style-name="T4">tèm</text:span><text:span text:style-name="T4">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782.8602035350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cm" svg:height="2cm" svg:x="3.901cm" svg:y="0.201cm">
          <text:p text:style-name="P1"><text:span text:style-name="T2">R2</text:span></text:p>
          <text:p text:style-name="P1"><text:span text:style-name="T3">machine</text:span></text:p>
          <text:p text:style-name="P1"><text:span text:style-name="T3">virtuelle</text:span></text:p>
          <draw:enhanced-geometry svg:viewBox="0 0 21600 21600" draw:path-stretchpoint-x="10800" draw:path-stretchpoint-y="10800" draw:text-areas="?f3 ?f4 ?f5 ?f6" draw:type="round-rectangle" draw:modifiers="1560.381644706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1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Latu</meta:initial-creator>
    <meta:creation-date>2018-10-18T10:45:49.226001134</meta:creation-date>
    <dc:date>2018-10-18T19:43:42.107703374</dc:date>
    <dc:creator>Philippe Latu</dc:creator>
    <meta:editing-duration>PT11M41S</meta:editing-duration>
    <meta:editing-cycles>2</meta:editing-cycles>
    <meta:generator>LibreOffice/6.1.3.1$Linux_X86_64 LibreOffice_project/10$Build-1</meta:generator>
    <meta:document-statistic meta:object-count="5"/>
  </office:meta>
</office:document-meta>
</file>